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style:font-name-asian="Arial1" style:font-name-complex="Arial1"/>
    </style:style>
    <style:style style:name="P6" style:family="paragraph" style:parent-style-name="Standard">
      <style:text-properties style:font-name="Arial" officeooo:rsid="001dc617" officeooo:paragraph-rsid="001dc617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1">C) <text:span text:style-name="T4">Hello World</text:span></text:p>
      <text:p text:style-name="P1">D) Compilation Fails</text:p>
      <text:p text:style-name="P1"/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1">B) <text:span text:style-name="T4">IDEAL</text:span>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1"><text:soft-page-break/>B) <text:span text:style-name="T4">HellotestWorld</text:span>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1">B) <text:span text:style-name="T4">3</text:span>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1">A) <text:span text:style-name="T4">Good Morning</text:span></text:p>
      <text:p text:style-name="P1">B) <text:span text:style-name="T5">Good Morning Hello</text:span>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1">A) <text:span text:style-name="T4">dooG</text:span>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54String71</text:p>
      <text:p text:style-name="P1">B) 9String8</text:p>
      <text:p text:style-name="P1">C) <text:span text:style-name="T4">9String71</text:span>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/text:p>
      <text:p text:style-name="P1">A) HellotestWorld</text:p>
      <text:p text:style-name="P1">B) Hellotest</text:p>
      <text:p text:style-name="P1">C) <text:span text:style-name="T4">Compilation fails</text:span></text:p>
      <text:p text:style-name="P1">D) runtime error</text:p>
      <text:p text:style-name="P1"/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<text:soft-page-break/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<text:span text:style-name="T4">compile time error</text:span>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<text:span text:style-name="T4">A,C,D</text:span>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1">A) <text:span text:style-name="T4">Super class block will execute first</text:span>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<text:span text:style-name="T4">Exception</text:span></text:p>
      <text:p text:style-name="P1">B) Error</text:p>
      <text:p text:style-name="P1">C) Infinity</text:p>
      <text:p text:style-name="P1">D) Exception Error</text:p>
      <text:p text:style-name="P1"/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/text:p>
      <text:p text:style-name="P1">A) Welcome John</text:p>
      <text:p text:style-name="P1">B) null</text:p>
      <text:p text:style-name="P1">C) <text:span text:style-name="T4">Compilation fails</text:span>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1">B) <text:span text:style-name="T4">ClassCastException</text:span>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1">B) <text:span text:style-name="T4">Hello</text:span>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1">B) <text:span text:style-name="T4">ArrayIndexOutOfBoundsException</text:span>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1">E) <text:span text:style-name="T4">E</text:span>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/text:p>
      <text:p text:style-name="P1"><text:soft-page-break/>A) create directory "test" and a file name as "test.txt</text:p>
      <text:p text:style-name="P1">B) <text:span text:style-name="T4">java.io.IOException</text:span>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1">d)<text:span text:style-name="T4">All of the above</text:span></text:p>
      <text:p text:style-name="P1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6">Ans. <text:span text:style-name="T4">Singleton</text:span></text:p>
      <text:p text:style-name="P1"/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<text:soft-page-break/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1">a) <text:span text:style-name="T4">Error</text:span></text:p>
      <text:p text:style-name="P1">b) Hello</text:p>
      <text:p text:style-name="P1">c) 36</text:p>
      <text:p text:style-name="P1">d) <text:span text:style-name="T5">Hello 36</text:span></text:p>
      <text:p text:style-name="P1"/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<text:soft-page-break/>System.out.print(i.next() + " ");</text:p>
      <text:p text:style-name="P2">}</text:p>
      <text:p text:style-name="P2">}</text:p>
      <text:p text:style-name="P1">a) 2 8 5 1</text:p>
      <text:p text:style-name="P1">b) 1 5 8 2</text:p>
      <text:p text:style-name="P1">c) <text:span text:style-name="T4">1 2 5 8</text:span></text:p>
      <text:p text:style-name="P1">d) 2 1 8 5</text:p>
      <text:p text:style-name="P1"/>
      <text:p text:style-name="P1"/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1">a) <text:span text:style-name="T4">{0, 1, 3, 4}</text:span>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9T10:56:37.925439695</dc:date>
    <meta:editing-duration>PT5M18S</meta:editing-duration>
    <meta:editing-cycles>1</meta:editing-cycles>
    <meta:document-statistic meta:table-count="0" meta:image-count="0" meta:object-count="0" meta:page-count="12" meta:paragraph-count="325" meta:word-count="1150" meta:character-count="7218" meta:non-whitespace-character-count="6392"/>
  </office:meta>
</office:document-meta>
</file>